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52pt" officeooo:rsid="001cb4e7" officeooo:paragraph-rsid="001cb4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ume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3T14:07:13.351005182</meta:creation-date>
    <dc:date>2021-08-23T14:07:46.849078143</dc:date>
    <meta:editing-duration>PT34S</meta:editing-duration>
    <meta:editing-cycles>1</meta:editing-cycles>
    <meta:document-statistic meta:table-count="0" meta:image-count="0" meta:object-count="0" meta:page-count="1" meta:paragraph-count="1" meta:word-count="1" meta:character-count="7" meta:non-whitespace-character-count="6"/>
    <meta:generator>LibreOffice/7.1.5.2$Linux_X86_64 LibreOffice_project/10$Build-2</meta:generator>
  </office:meta>
</office:document-meta>
</file>